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Text_20_body">
      <style:text-properties officeooo:paragraph-rsid="0089fcee"/>
    </style:style>
    <style:style style:name="P6" style:family="paragraph" style:parent-style-name="Text_20_body">
      <style:text-properties officeooo:paragraph-rsid="008e7748"/>
    </style:style>
    <style:style style:name="P7" style:family="paragraph" style:parent-style-name="Text_20_body">
      <style:text-properties officeooo:paragraph-rsid="0090a1de"/>
    </style:style>
    <style:style style:name="P8" style:family="paragraph" style:parent-style-name="Text_20_body">
      <style:text-properties officeooo:paragraph-rsid="00930d40"/>
    </style:style>
    <style:style style:name="P9" style:family="paragraph" style:parent-style-name="Text_20_body">
      <style:text-properties officeooo:paragraph-rsid="0093d6b9"/>
    </style:style>
    <style:style style:name="P10" style:family="paragraph" style:parent-style-name="Text_20_body">
      <style:text-properties officeooo:paragraph-rsid="0094b42b"/>
    </style:style>
    <style:style style:name="P11" style:family="paragraph" style:parent-style-name="Text_20_body">
      <style:text-properties officeooo:rsid="0093d6b9" officeooo:paragraph-rsid="0094b42b"/>
    </style:style>
    <style:style style:name="P12" style:family="paragraph" style:parent-style-name="Text_20_body">
      <style:text-properties officeooo:rsid="0093d6b9" officeooo:paragraph-rsid="009627d3"/>
    </style:style>
    <style:style style:name="P13" style:family="paragraph" style:parent-style-name="Text_20_body">
      <style:text-properties officeooo:rsid="0093d6b9" officeooo:paragraph-rsid="00980bef"/>
    </style:style>
    <style:style style:name="P14" style:family="paragraph" style:parent-style-name="Heading_20_1">
      <style:paragraph-properties fo:margin-top="0cm" fo:margin-bottom="0cm" loext:contextual-spacing="false"/>
    </style:style>
    <style:style style:name="P15" style:family="paragraph" style:parent-style-name="Text_20_body">
      <style:text-properties officeooo:rsid="0093d6b9" officeooo:paragraph-rsid="00993250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  <style:style style:name="T4" style:family="text">
      <style:text-properties officeooo:rsid="008d1acc"/>
    </style:style>
    <style:style style:name="T5" style:family="text">
      <style:text-properties officeooo:rsid="008e7748"/>
    </style:style>
    <style:style style:name="T6" style:family="text">
      <style:text-properties officeooo:rsid="008ee8e3"/>
    </style:style>
    <style:style style:name="T7" style:family="text">
      <style:text-properties officeooo:rsid="0090b08b"/>
    </style:style>
    <style:style style:name="T8" style:family="text">
      <style:text-properties officeooo:rsid="00930d40"/>
    </style:style>
    <style:style style:name="T9" style:family="text">
      <style:text-properties officeooo:rsid="00932597"/>
    </style:style>
    <style:style style:name="T10" style:family="text">
      <style:text-properties officeooo:rsid="0093d6b9"/>
    </style:style>
    <style:style style:name="T11" style:family="text">
      <style:text-properties officeooo:rsid="0095c8c5"/>
    </style:style>
    <style:style style:name="T12" style:family="text">
      <style:text-properties officeooo:rsid="009627d3"/>
    </style:style>
    <style:style style:name="T13" style:family="text">
      <style:text-properties officeooo:rsid="00980bef"/>
    </style:style>
    <style:style style:name="T14" style:family="text">
      <style:text-properties officeooo:rsid="009932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8"/>
      <text:p text:style-name="P15">2<text:span text:style-name="T14">8</text:span>.10.2019 - Added chapter 7.1.3 Editors - 3D View - Tool Shelf - Mesh - Sculpt Mode.pdf</text:p>
      <text:p text:style-name="P15">27.10.2019 - Updated chapter 25.1.3 Editors - Properties Editor - Tools Tab - Sculpt Mode.odt</text:p>
      <text:p text:style-name="P13">2<text:span text:style-name="T13">6</text:span>.10.2019 - Added chapter 7.1.2 Editors - 3D View - Tool Shelf - Mesh - Edit Mode.pdf</text:p>
      <text:p text:style-name="P13">22.10.2019 - Added chapter 7.1.1 Editors - 3D View - Tool Shelf - <text:s/>Object Mode.pdf</text:p>
      <text:p text:style-name="P12">1<text:span text:style-name="T12">8</text:span>.10.2019<text:span text:style-name="T11"> - Added chapter 7.1 Editors - 3D View - Tool Shelf.pdf</text:span></text:p>
      <text:p text:style-name="P12">1<text:span text:style-name="T11">6</text:span>.10.2019<text:span text:style-name="T11"> - Reordered the header menu chapters in the 3d view.</text:span></text:p>
      <text:p text:style-name="P11">15.10.2019 - Added chapter 7.2.8.15 Editors - 3D View - Header - Grease Pencil - Draw mode - Draw menu.pdf and 7.2.8.15 Editors - 3D View - Header - Grease Pencil - Weight Paint Mode - Weights Menu.pdf</text:p>
      <text:p text:style-name="P10"><text:span text:style-name="T10">13</text:span>.10.2019<text:span text:style-name="T10"> - Added chapter 7.2.14 Editors - 3D View - Header - Armature - <text:s/>Pose mode - Pose menu.pdf</text:span></text:p>
      <text:p text:style-name="P9">0<text:span text:style-name="T9">9</text:span>.10.2019 <text:span text:style-name="T8">- Added chapter </text:span>7.2.12 Editors - 3D View - Header - Particle - Particle mode - Particle menu.pdf</text:p>
      <text:p text:style-name="P8">0<text:span text:style-name="T8">8</text:span>.10.2019 <text:span text:style-name="T8">- Added chapter 7.2.11 Editors - 3D View - Header - Mesh - Weight Paint mode - <text:s/>Weight menu.pdf</text:span></text:p>
      <text:p text:style-name="P7">0<text:span text:style-name="T7">7</text:span>.10.2019 - <text:span text:style-name="T5">Added chapter 7.2.9 Editors - 3D View - Header - Mesh - Sculpt mode - Sculpt menu.pdf and 7.2.9.1 Editors - 3D View - Header - Mesh - Sculpt mode - Mask menu.pdf and 7.2.10 Editors - 3D View - Header - Mesh - Vertex Paint mode - Paint menu.pdf</text:span></text:p>
      <text:p text:style-name="P6">0<text:span text:style-name="T5">6</text:span>.10.2019 - <text:span text:style-name="T5">Added chapter </text:span>7.2.8.17 Editors - 3D View - Header - Armature - Edit mode - Armature menu.pdf<text:span text:style-name="T6">, 7.2.8.18 Editors - 3D View - Header - Lattice - Edit mode - Lattice menu.pdf</text:span></text:p>
      <text:p text:style-name="P6">05.10.2019 - Update the manual to the changes of Bforartists 0.7.0<text:span text:style-name="T4"> </text:span>#141</text:p>
      <text:p text:style-name="P5"><text:span text:style-name="T3">30</text:span>.09.2019 - <text:span text:style-name="T1">Added chapter 7.2.8.15 Editors - 3D View - Header - Grease Pencil - Edit mode - Stroke menu.pdf, added chapter 7.2.8.16 Editors - 3D View - Header - Grease Pencil - Edit mode - Points menu.pdf</text:span></text:p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<text:soft-page-break/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<text:soft-page-break/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17M45S</meta:editing-duration>
    <meta:editing-cycles>126</meta:editing-cycles>
    <meta:generator>LibreOffice/6.3.0.4$Windows_X86_64 LibreOffice_project/057fc023c990d676a43019934386b85b21a9ee99</meta:generator>
    <dc:date>2019-10-28T18:35:00.961000000</dc:date>
    <meta:document-statistic meta:table-count="1" meta:image-count="0" meta:object-count="0" meta:page-count="3" meta:paragraph-count="71" meta:word-count="1047" meta:character-count="5836" meta:non-whitespace-character-count="4850"/>
    <meta:template xlink:type="simple" xlink:actuate="onRequest" xlink:title="standard1cm" xlink:href="../../../../AppData/Roaming/LibreOffice/4/user/template/standard1cm.ott" meta:date="2016-03-28T18:47:57.125000000"/>
  </office:meta>
</office:document-meta>
</file>